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7db" officeooo:paragraph-rsid="001517db"/>
    </style:style>
    <style:style style:name="P2" style:family="paragraph" style:parent-style-name="Standard">
      <style:text-properties officeooo:rsid="001528c3" officeooo:paragraph-rsid="001528c3"/>
    </style:style>
    <style:style style:name="P3" style:family="paragraph" style:parent-style-name="Standard">
      <style:text-properties officeooo:rsid="0016d71a" officeooo:paragraph-rsid="0016d71a"/>
    </style:style>
    <style:style style:name="T1" style:family="text">
      <style:text-properties officeooo:rsid="00152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o de Cimento por m<text:span text:style-name="T1">² de muro </text:span></text:p>
      <text:p text:style-name="P1"/>
      <text:p text:style-name="P1">Cimento 10kg/m²</text:p>
      <text:p text:style-name="P1">areia 18,7kg/m²</text:p>
      <text:p text:style-name="P1">brita 31,9kg/m²</text:p>
      <text:p text:style-name="P1">Agua 55,0kg/m²</text:p>
      <text:p text:style-name="P1"/>
      <text:p text:style-name="P1"/>
      <text:p text:style-name="P1">peso da areia </text:p>
      <text:p text:style-name="P1"/>
      <text:p text:style-name="P1">Grossa: 1500kg/m³</text:p>
      <text:p text:style-name="P1">Média: 1480kg/m³</text:p>
      <text:p text:style-name="P1">Fina: 1400kg/m³</text:p>
      <text:p text:style-name="P1"/>
      <text:p text:style-name="P2">Peso do pedregulho </text:p>
      <text:p text:style-name="P2"/>
      <text:p text:style-name="P2">1400kg/m³</text:p>
      <text:p text:style-name="P2"/>
      <text:p text:style-name="P3">Areia e a brita são comprados dos por m³ </text:p>
      <text:p text:style-name="P3">então retornaremos porcentagem em cima do m³</text:p>
      <text:p text:style-name="P3"/>
      <text:p text:style-name="P3">por exemplo a areia 18,7 equivale 1,246666% do m³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8:10:23.523381527</meta:creation-date>
    <dc:date>2024-04-21T18:43:38.296932933</dc:date>
    <meta:editing-duration>PT7M41S</meta:editing-duration>
    <meta:editing-cycles>1</meta:editing-cycles>
    <meta:document-statistic meta:table-count="0" meta:image-count="0" meta:object-count="0" meta:page-count="1" meta:paragraph-count="14" meta:word-count="65" meta:character-count="317" meta:non-whitespace-character-count="274"/>
    <meta:generator>LibreOffice/24.2.2.2$Linux_X86_64 LibreOffice_project/420$Build-2</meta:generator>
  </office:meta>
</office:document-meta>
</file>